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color="#ffffff"/>
    </style:style>
    <style:style style:name="ce2" style:family="table-cell" style:parent-style-name="Default" style:data-style-name="N37">
      <style:text-properties fo:color="#ffffff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2">
      <style:table-cell-properties fo:border-bottom="none" fo:background-color="#ffd7d7" fo:border-left="0.74pt solid #000000" fo:border-right="0.74pt solid #000000" fo:border-top="0.74pt solid #000000"/>
      <style:text-properties fo:color="#ff0000" fo:font-weight="bold" style:font-weight-asian="bold" style:font-weight-complex="bold"/>
    </style:style>
    <style:style style:name="ce5" style:family="table-cell" style:parent-style-name="Default" style:data-style-name="N112">
      <style:table-cell-properties fo:border-bottom="none" fo:background-color="#ffd7d7" fo:border-left="0.74pt solid #000000" fo:border-right="0.74pt solid #000000" fo:border-top="none"/>
      <style:text-properties fo:color="#ff0000" fo:font-weight="bold" style:font-weight-asian="bold" style:font-weight-complex="bold"/>
    </style:style>
    <style:style style:name="ce6" style:family="table-cell" style:parent-style-name="Default" style:data-style-name="N112">
      <style:table-cell-properties fo:border-bottom="0.74pt solid #000000" fo:background-color="#ffd7d7" fo:border-left="0.74pt solid #000000" fo:border-right="0.74pt solid #000000" fo:border-top="none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 style:data-style-name="N112">
      <style:table-cell-properties fo:border-bottom="none" fo:background-color="#dee6ef" fo:border-left="0.74pt solid #000000" fo:border-right="0.74pt solid #000000" fo:border-top="0.74pt solid #000000"/>
      <style:text-properties fo:color="#2a6099" fo:font-weight="bold" style:font-weight-asian="bold" style:font-weight-complex="bold"/>
    </style:style>
    <style:style style:name="ce9" style:family="table-cell" style:parent-style-name="Default" style:data-style-name="N112">
      <style:table-cell-properties fo:border-bottom="none" fo:background-color="#dee6ef" fo:border-left="0.74pt solid #000000" fo:border-right="0.74pt solid #000000" fo:border-top="none"/>
      <style:text-properties fo:color="#2a6099" fo:font-weight="bold" style:font-weight-asian="bold" style:font-weight-complex="bold"/>
    </style:style>
    <style:style style:name="ce10" style:family="table-cell" style:parent-style-name="Default" style:data-style-name="N112">
      <style:table-cell-properties fo:border-bottom="0.74pt solid #000000" fo:background-color="#dee6ef" fo:border-left="0.74pt solid #000000" fo:border-right="0.74pt solid #000000" fo:border-top="none"/>
      <style:text-properties fo:color="#2a6099" fo:font-weight="bold" style:font-weight-asian="bold" style:font-weight-complex="bold"/>
    </style:style>
    <style:style style:name="ce11" style:family="table-cell" style:parent-style-name="Default" style:data-style-name="N112">
      <style:table-cell-properties fo:border-bottom="none" fo:background-color="#dde8cb" fo:border-left="0.74pt solid #000000" fo:border-right="0.74pt solid #000000" fo:border-top="0.74pt solid #000000"/>
      <style:text-properties fo:color="#00a933" fo:font-weight="bold" style:font-weight-asian="bold" style:font-weight-complex="bold"/>
    </style:style>
    <style:style style:name="ce12" style:family="table-cell" style:parent-style-name="Default" style:data-style-name="N112">
      <style:table-cell-properties fo:border-bottom="none" fo:background-color="#dde8cb" fo:border-left="0.74pt solid #000000" fo:border-right="0.74pt solid #000000" fo:border-top="none"/>
      <style:text-properties fo:color="#00a933" fo:font-weight="bold" style:font-weight-asian="bold" style:font-weight-complex="bold"/>
    </style:style>
    <style:style style:name="ce13" style:family="table-cell" style:parent-style-name="Default" style:data-style-name="N112">
      <style:table-cell-properties fo:border-bottom="0.74pt solid #000000" fo:background-color="#dde8cb" fo:border-left="0.74pt solid #000000" fo:border-right="0.74pt solid #000000" fo:border-top="none"/>
      <style:text-properties fo:color="#00a933" fo:font-weight="bold" style:font-weight-asian="bold" style:font-weight-complex="bold"/>
    </style:style>
    <style:style style:name="ce14" style:family="table-cell" style:parent-style-name="Default" style:data-style-name="N112">
      <style:table-cell-properties fo:border-bottom="none" fo:background-color="#ffffff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12">
      <style:table-cell-properties fo:border-bottom="none" fo:background-color="#ffffff" fo:border-left="0.74pt solid #000000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12">
      <style:table-cell-properties fo:border-bottom="0.74pt solid #000000" fo:background-color="#ffffff" fo:border-left="0.74pt solid #000000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11">
      <style:text-properties fo:font-size="14pt" fo:font-weight="bold" style:font-weight-asian="normal" style:font-weight-complex="normal"/>
    </style:style>
    <style:style style:name="ce19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Sheet1.E1" form:delay-for-repeat="PT0.050000000S" form:min-value="1900" form:max-value="9999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2" form:control-implementation="ooo:com.sun.star.form.component.SpinButton" xml:id="control2" form:id="control2" form:orientation="vertical" form:value="1" form:linked-cell="Sheet1.C1" form:delay-for-repeat="PT0.050000000S" form:min-value="1" form:max-value="12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text-style-name="P1" svg:width="0.8cm" svg:height="0.425cm" svg:x="8.2cm" svg:y="0cm" draw:control="control1"/>
          <draw:control draw:z-index="1" draw:text-style-name="P1" svg:width="0.8cm" svg:height="0.425cm" svg:x="3.69cm" svg:y="0cm" draw:control="control2"/>
        </table:shapes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number-columns-repeated="4" table:default-cell-style-name="ce15"/>
        <table:table-column table:style-name="co1" table:default-cell-style-name="ce7"/>
        <table:table-row table:style-name="ro1">
          <table:table-cell table:style-name="ce1" table:formula="of:=DATE(CurYear;CurMonth;1)+WEEKDAY(DATE(CurYear;CurMonth;1))" office:value-type="date" office:date-value="2021-01-07" calcext:value-type="date">
            <text:p>07/01/2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7" office:value-type="float" office:value="2021" calcext:value-type="float">
            <text:p>2021</text:p>
          </table:table-cell>
          <table:table-cell table:style-name="ce18" table:formula="of:=DATE(CurYear;CurMonth;1)" office:value-type="date" office:date-value="2021-01-01" calcext:value-type="date" table:number-columns-spanned="2" table:number-rows-spanned="2">
            <text:p>January 2021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ce2" table:formula="of:=DATE(CurYear;CurMonth;1)-WEEKDAY(DATE(CurYear;CurMonth;1))" office:value-type="date" office:date-value="2020-12-26" calcext:value-type="date">
            <text:p>26/12/20</text:p>
          </table:table-cell>
          <table:table-cell table:style-name="Default" table:number-columns-repeated="4"/>
          <table:covered-table-cell table:number-columns-repeated="2" table:style-name="Default"/>
          <table:table-cell table:style-name="ce19"/>
        </table:table-row>
        <table:table-row table:style-name="ro1"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table:formula="of:=IF(AND(YEAR([.$A$2]+[.A$32]+[.$H$3]*[.$H4])=CurYear;MONTH([.$A$2]+[.A$32]+[.$H$3]*[.$H4])=CurMonth); [.$A$2]+[.A$32]+[.$H$3]*[.$H4]; &quot;&quot;)">
            <text:p/>
          </table:table-cell>
          <table:table-cell table:style-name="ce8" table:formula="of:=IF(AND(YEAR([.$A$2]+[.B$32]+[.$H$3]*[.$H4])=CurYear;MONTH([.$A$2]+[.B$32]+[.$H$3]*[.$H4])=CurMonth); [.$A$2]+[.B$32]+[.$H$3]*[.$H4]; &quot;&quot;)">
            <text:p/>
          </table:table-cell>
          <table:table-cell table:style-name="ce11" table:formula="of:=IF(AND(YEAR([.$A$2]+[.C$32]+[.$H$3]*[.$H4])=CurYear;MONTH([.$A$2]+[.C$32]+[.$H$3]*[.$H4])=CurMonth); [.$A$2]+[.C$32]+[.$H$3]*[.$H4]; &quot;&quot;)">
            <text:p/>
          </table:table-cell>
          <table:table-cell table:style-name="ce14" table:formula="of:=IF(AND(YEAR([.$A$2]+[.D$32]+[.$H$3]*[.$H4])=CurYear;MONTH([.$A$2]+[.D$32]+[.$H$3]*[.$H4])=CurMonth); [.$A$2]+[.D$32]+[.$H$3]*[.$H4]; &quot;&quot;)">
            <text:p/>
          </table:table-cell>
          <table:table-cell table:style-name="ce14" table:formula="of:=IF(AND(YEAR([.$A$2]+[.E$32]+[.$H$3]*[.$H4])=CurYear;MONTH([.$A$2]+[.E$32]+[.$H$3]*[.$H4])=CurMonth); [.$A$2]+[.E$32]+[.$H$3]*[.$H4]; &quot;&quot;)">
            <text:p/>
          </table:table-cell>
          <table:table-cell table:style-name="ce14" table:formula="of:=IF(AND(YEAR([.$A$2]+[.F$32]+[.$H$3]*[.$H4])=CurYear;MONTH([.$A$2]+[.F$32]+[.$H$3]*[.$H4])=CurMonth); [.$A$2]+[.F$32]+[.$H$3]*[.$H4]; &quot;&quot;)">
            <text:p/>
          </table:table-cell>
          <table:table-cell table:style-name="ce14" table:formula="of:=IF(AND(YEAR([.$A$2]+[.G$32]+[.$H$3]*[.$H4])=CurYear;MONTH([.$A$2]+[.G$32]+[.$H$3]*[.$H4])=CurMonth); [.$A$2]+[.G$32]+[.$H$3]*[.$H4]; &quot;&quot;)">
            <text:p/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2]+[.A$32]+[.$H$3]*[.$H8])=CurYear;MONTH([.$A$2]+[.A$32]+[.$H$3]*[.$H8])=CurMonth); [.$A$2]+[.A$32]+[.$H$3]*[.$H8]; &quot;&quot;)" office:value-type="date" office:date-value="2021-01-03" calcext:value-type="date">
            <text:p>3</text:p>
          </table:table-cell>
          <table:table-cell table:style-name="ce8" table:formula="of:=IF(AND(YEAR([.$A$2]+[.B$32]+[.$H$3]*[.$H8])=CurYear;MONTH([.$A$2]+[.B$32]+[.$H$3]*[.$H8])=CurMonth); [.$A$2]+[.B$32]+[.$H$3]*[.$H8]; &quot;&quot;)" office:value-type="date" office:date-value="2021-01-02" calcext:value-type="date">
            <text:p>2</text:p>
          </table:table-cell>
          <table:table-cell table:style-name="ce11" table:formula="of:=IF(AND(YEAR([.$A$2]+[.C$32]+[.$H$3]*[.$H8])=CurYear;MONTH([.$A$2]+[.C$32]+[.$H$3]*[.$H8])=CurMonth); [.$A$2]+[.C$32]+[.$H$3]*[.$H8]; &quot;&quot;)" office:value-type="date" office:date-value="2021-01-01" calcext:value-type="date">
            <text:p>1</text:p>
          </table:table-cell>
          <table:table-cell table:style-name="ce14" table:formula="of:=IF(AND(YEAR([.$A$2]+[.D$32]+[.$H$3]*[.$H8])=CurYear;MONTH([.$A$2]+[.D$32]+[.$H$3]*[.$H8])=CurMonth); [.$A$2]+[.D$32]+[.$H$3]*[.$H8]; &quot;&quot;)">
            <text:p/>
          </table:table-cell>
          <table:table-cell table:style-name="ce14" table:formula="of:=IF(AND(YEAR([.$A$2]+[.E$32]+[.$H$3]*[.$H8])=CurYear;MONTH([.$A$2]+[.E$32]+[.$H$3]*[.$H8])=CurMonth); [.$A$2]+[.E$32]+[.$H$3]*[.$H8]; &quot;&quot;)">
            <text:p/>
          </table:table-cell>
          <table:table-cell table:style-name="ce14" table:formula="of:=IF(AND(YEAR([.$A$2]+[.F$32]+[.$H$3]*[.$H8])=CurYear;MONTH([.$A$2]+[.F$32]+[.$H$3]*[.$H8])=CurMonth); [.$A$2]+[.F$32]+[.$H$3]*[.$H8]; &quot;&quot;)">
            <text:p/>
          </table:table-cell>
          <table:table-cell table:style-name="ce14" table:formula="of:=IF(AND(YEAR([.$A$2]+[.G$32]+[.$H$3]*[.$H8])=CurYear;MONTH([.$A$2]+[.G$32]+[.$H$3]*[.$H8])=CurMonth); [.$A$2]+[.G$32]+[.$H$3]*[.$H8]; &quot;&quot;)"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2]+[.A$32]+[.$H$3]*[.$H12])=CurYear;MONTH([.$A$2]+[.A$32]+[.$H$3]*[.$H12])=CurMonth); [.$A$2]+[.A$32]+[.$H$3]*[.$H12]; &quot;&quot;)" office:value-type="date" office:date-value="2021-01-10" calcext:value-type="date">
            <text:p>10</text:p>
          </table:table-cell>
          <table:table-cell table:style-name="ce8" table:formula="of:=IF(AND(YEAR([.$A$2]+[.B$32]+[.$H$3]*[.$H12])=CurYear;MONTH([.$A$2]+[.B$32]+[.$H$3]*[.$H12])=CurMonth); [.$A$2]+[.B$32]+[.$H$3]*[.$H12]; &quot;&quot;)" office:value-type="date" office:date-value="2021-01-09" calcext:value-type="date">
            <text:p>9</text:p>
          </table:table-cell>
          <table:table-cell table:style-name="ce11" table:formula="of:=IF(AND(YEAR([.$A$2]+[.C$32]+[.$H$3]*[.$H12])=CurYear;MONTH([.$A$2]+[.C$32]+[.$H$3]*[.$H12])=CurMonth); [.$A$2]+[.C$32]+[.$H$3]*[.$H12]; &quot;&quot;)" office:value-type="date" office:date-value="2021-01-08" calcext:value-type="date">
            <text:p>8</text:p>
          </table:table-cell>
          <table:table-cell table:style-name="ce14" table:formula="of:=IF(AND(YEAR([.$A$2]+[.D$32]+[.$H$3]*[.$H12])=CurYear;MONTH([.$A$2]+[.D$32]+[.$H$3]*[.$H12])=CurMonth); [.$A$2]+[.D$32]+[.$H$3]*[.$H12]; &quot;&quot;)" office:value-type="date" office:date-value="2021-01-07" calcext:value-type="date">
            <text:p>7</text:p>
          </table:table-cell>
          <table:table-cell table:style-name="ce14" table:formula="of:=IF(AND(YEAR([.$A$2]+[.E$32]+[.$H$3]*[.$H12])=CurYear;MONTH([.$A$2]+[.E$32]+[.$H$3]*[.$H12])=CurMonth); [.$A$2]+[.E$32]+[.$H$3]*[.$H12]; &quot;&quot;)" office:value-type="date" office:date-value="2021-01-06" calcext:value-type="date">
            <text:p>6</text:p>
          </table:table-cell>
          <table:table-cell table:style-name="ce14" table:formula="of:=IF(AND(YEAR([.$A$2]+[.F$32]+[.$H$3]*[.$H12])=CurYear;MONTH([.$A$2]+[.F$32]+[.$H$3]*[.$H12])=CurMonth); [.$A$2]+[.F$32]+[.$H$3]*[.$H12]; &quot;&quot;)" office:value-type="date" office:date-value="2021-01-05" calcext:value-type="date">
            <text:p>5</text:p>
          </table:table-cell>
          <table:table-cell table:style-name="ce14" table:formula="of:=IF(AND(YEAR([.$A$2]+[.G$32]+[.$H$3]*[.$H12])=CurYear;MONTH([.$A$2]+[.G$32]+[.$H$3]*[.$H12])=CurMonth); [.$A$2]+[.G$32]+[.$H$3]*[.$H12]; &quot;&quot;)" office:value-type="date" office:date-value="2021-01-04" calcext:value-type="date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2]+[.A$32]+[.$H$3]*[.$H16])=CurYear;MONTH([.$A$2]+[.A$32]+[.$H$3]*[.$H16])=CurMonth); [.$A$2]+[.A$32]+[.$H$3]*[.$H16]; &quot;&quot;)" office:value-type="date" office:date-value="2021-01-17" calcext:value-type="date">
            <text:p>17</text:p>
          </table:table-cell>
          <table:table-cell table:style-name="ce8" table:formula="of:=IF(AND(YEAR([.$A$2]+[.B$32]+[.$H$3]*[.$H16])=CurYear;MONTH([.$A$2]+[.B$32]+[.$H$3]*[.$H16])=CurMonth); [.$A$2]+[.B$32]+[.$H$3]*[.$H16]; &quot;&quot;)" office:value-type="date" office:date-value="2021-01-16" calcext:value-type="date">
            <text:p>16</text:p>
          </table:table-cell>
          <table:table-cell table:style-name="ce11" table:formula="of:=IF(AND(YEAR([.$A$2]+[.C$32]+[.$H$3]*[.$H16])=CurYear;MONTH([.$A$2]+[.C$32]+[.$H$3]*[.$H16])=CurMonth); [.$A$2]+[.C$32]+[.$H$3]*[.$H16]; &quot;&quot;)" office:value-type="date" office:date-value="2021-01-15" calcext:value-type="date">
            <text:p>15</text:p>
          </table:table-cell>
          <table:table-cell table:style-name="ce14" table:formula="of:=IF(AND(YEAR([.$A$2]+[.D$32]+[.$H$3]*[.$H16])=CurYear;MONTH([.$A$2]+[.D$32]+[.$H$3]*[.$H16])=CurMonth); [.$A$2]+[.D$32]+[.$H$3]*[.$H16]; &quot;&quot;)" office:value-type="date" office:date-value="2021-01-14" calcext:value-type="date">
            <text:p>14</text:p>
          </table:table-cell>
          <table:table-cell table:style-name="ce14" table:formula="of:=IF(AND(YEAR([.$A$2]+[.E$32]+[.$H$3]*[.$H16])=CurYear;MONTH([.$A$2]+[.E$32]+[.$H$3]*[.$H16])=CurMonth); [.$A$2]+[.E$32]+[.$H$3]*[.$H16]; &quot;&quot;)" office:value-type="date" office:date-value="2021-01-13" calcext:value-type="date">
            <text:p>13</text:p>
          </table:table-cell>
          <table:table-cell table:style-name="ce14" table:formula="of:=IF(AND(YEAR([.$A$2]+[.F$32]+[.$H$3]*[.$H16])=CurYear;MONTH([.$A$2]+[.F$32]+[.$H$3]*[.$H16])=CurMonth); [.$A$2]+[.F$32]+[.$H$3]*[.$H16]; &quot;&quot;)" office:value-type="date" office:date-value="2021-01-12" calcext:value-type="date">
            <text:p>12</text:p>
          </table:table-cell>
          <table:table-cell table:style-name="ce14" table:formula="of:=IF(AND(YEAR([.$A$2]+[.G$32]+[.$H$3]*[.$H16])=CurYear;MONTH([.$A$2]+[.G$32]+[.$H$3]*[.$H16])=CurMonth); [.$A$2]+[.G$32]+[.$H$3]*[.$H16]; &quot;&quot;)" office:value-type="date" office:date-value="2021-01-11" calcext:value-type="date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2]+[.A$32]+[.$H$3]*[.$H20])=CurYear;MONTH([.$A$2]+[.A$32]+[.$H$3]*[.$H20])=CurMonth); [.$A$2]+[.A$32]+[.$H$3]*[.$H20]; &quot;&quot;)" office:value-type="date" office:date-value="2021-01-24" calcext:value-type="date">
            <text:p>24</text:p>
          </table:table-cell>
          <table:table-cell table:style-name="ce8" table:formula="of:=IF(AND(YEAR([.$A$2]+[.B$32]+[.$H$3]*[.$H20])=CurYear;MONTH([.$A$2]+[.B$32]+[.$H$3]*[.$H20])=CurMonth); [.$A$2]+[.B$32]+[.$H$3]*[.$H20]; &quot;&quot;)" office:value-type="date" office:date-value="2021-01-23" calcext:value-type="date">
            <text:p>23</text:p>
          </table:table-cell>
          <table:table-cell table:style-name="ce11" table:formula="of:=IF(AND(YEAR([.$A$2]+[.C$32]+[.$H$3]*[.$H20])=CurYear;MONTH([.$A$2]+[.C$32]+[.$H$3]*[.$H20])=CurMonth); [.$A$2]+[.C$32]+[.$H$3]*[.$H20]; &quot;&quot;)" office:value-type="date" office:date-value="2021-01-22" calcext:value-type="date">
            <text:p>22</text:p>
          </table:table-cell>
          <table:table-cell table:style-name="ce14" table:formula="of:=IF(AND(YEAR([.$A$2]+[.D$32]+[.$H$3]*[.$H20])=CurYear;MONTH([.$A$2]+[.D$32]+[.$H$3]*[.$H20])=CurMonth); [.$A$2]+[.D$32]+[.$H$3]*[.$H20]; &quot;&quot;)" office:value-type="date" office:date-value="2021-01-21" calcext:value-type="date">
            <text:p>21</text:p>
          </table:table-cell>
          <table:table-cell table:style-name="ce14" table:formula="of:=IF(AND(YEAR([.$A$2]+[.E$32]+[.$H$3]*[.$H20])=CurYear;MONTH([.$A$2]+[.E$32]+[.$H$3]*[.$H20])=CurMonth); [.$A$2]+[.E$32]+[.$H$3]*[.$H20]; &quot;&quot;)" office:value-type="date" office:date-value="2021-01-20" calcext:value-type="date">
            <text:p>20</text:p>
          </table:table-cell>
          <table:table-cell table:style-name="ce14" table:formula="of:=IF(AND(YEAR([.$A$2]+[.F$32]+[.$H$3]*[.$H20])=CurYear;MONTH([.$A$2]+[.F$32]+[.$H$3]*[.$H20])=CurMonth); [.$A$2]+[.F$32]+[.$H$3]*[.$H20]; &quot;&quot;)" office:value-type="date" office:date-value="2021-01-19" calcext:value-type="date">
            <text:p>19</text:p>
          </table:table-cell>
          <table:table-cell table:style-name="ce14" table:formula="of:=IF(AND(YEAR([.$A$2]+[.G$32]+[.$H$3]*[.$H20])=CurYear;MONTH([.$A$2]+[.G$32]+[.$H$3]*[.$H20])=CurMonth); [.$A$2]+[.G$32]+[.$H$3]*[.$H20]; &quot;&quot;)" office:value-type="date" office:date-value="2021-01-18" calcext:value-type="date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2]+[.A$32]+[.$H$3]*[.$H24])=CurYear;MONTH([.$A$2]+[.A$32]+[.$H$3]*[.$H24])=CurMonth); [.$A$2]+[.A$32]+[.$H$3]*[.$H24]; &quot;&quot;)" office:value-type="date" office:date-value="2021-01-31" calcext:value-type="date">
            <text:p>31</text:p>
          </table:table-cell>
          <table:table-cell table:style-name="ce8" table:formula="of:=IF(AND(YEAR([.$A$2]+[.B$32]+[.$H$3]*[.$H24])=CurYear;MONTH([.$A$2]+[.B$32]+[.$H$3]*[.$H24])=CurMonth); [.$A$2]+[.B$32]+[.$H$3]*[.$H24]; &quot;&quot;)" office:value-type="date" office:date-value="2021-01-30" calcext:value-type="date">
            <text:p>30</text:p>
          </table:table-cell>
          <table:table-cell table:style-name="ce11" table:formula="of:=IF(AND(YEAR([.$A$2]+[.C$32]+[.$H$3]*[.$H24])=CurYear;MONTH([.$A$2]+[.C$32]+[.$H$3]*[.$H24])=CurMonth); [.$A$2]+[.C$32]+[.$H$3]*[.$H24]; &quot;&quot;)" office:value-type="date" office:date-value="2021-01-29" calcext:value-type="date">
            <text:p>29</text:p>
          </table:table-cell>
          <table:table-cell table:style-name="ce14" table:formula="of:=IF(AND(YEAR([.$A$2]+[.D$32]+[.$H$3]*[.$H24])=CurYear;MONTH([.$A$2]+[.D$32]+[.$H$3]*[.$H24])=CurMonth); [.$A$2]+[.D$32]+[.$H$3]*[.$H24]; &quot;&quot;)" office:value-type="date" office:date-value="2021-01-28" calcext:value-type="date">
            <text:p>28</text:p>
          </table:table-cell>
          <table:table-cell table:style-name="ce14" table:formula="of:=IF(AND(YEAR([.$A$2]+[.E$32]+[.$H$3]*[.$H24])=CurYear;MONTH([.$A$2]+[.E$32]+[.$H$3]*[.$H24])=CurMonth); [.$A$2]+[.E$32]+[.$H$3]*[.$H24]; &quot;&quot;)" office:value-type="date" office:date-value="2021-01-27" calcext:value-type="date">
            <text:p>27</text:p>
          </table:table-cell>
          <table:table-cell table:style-name="ce14" table:formula="of:=IF(AND(YEAR([.$A$2]+[.F$32]+[.$H$3]*[.$H24])=CurYear;MONTH([.$A$2]+[.F$32]+[.$H$3]*[.$H24])=CurMonth); [.$A$2]+[.F$32]+[.$H$3]*[.$H24]; &quot;&quot;)" office:value-type="date" office:date-value="2021-01-26" calcext:value-type="date">
            <text:p>26</text:p>
          </table:table-cell>
          <table:table-cell table:style-name="ce14" table:formula="of:=IF(AND(YEAR([.$A$2]+[.G$32]+[.$H$3]*[.$H24])=CurYear;MONTH([.$A$2]+[.G$32]+[.$H$3]*[.$H24])=CurMonth); [.$A$2]+[.G$32]+[.$H$3]*[.$H24]; &quot;&quot;)" office:value-type="date" office:date-value="2021-01-25" calcext:value-type="date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4" table:formula="of:=IF(AND(YEAR([.$A$2]+[.A$32]+[.$H$3]*[.$H28])=CurYear;MONTH([.$A$2]+[.A$32]+[.$H$3]*[.$H28])=CurMonth); [.$A$2]+[.A$32]+[.$H$3]*[.$H28]; &quot;&quot;)">
            <text:p/>
          </table:table-cell>
          <table:table-cell table:style-name="ce8" table:formula="of:=IF(AND(YEAR([.$A$2]+[.B$32]+[.$H$3]*[.$H28])=CurYear;MONTH([.$A$2]+[.B$32]+[.$H$3]*[.$H28])=CurMonth); [.$A$2]+[.B$32]+[.$H$3]*[.$H28]; &quot;&quot;)">
            <text:p/>
          </table:table-cell>
          <table:table-cell table:style-name="ce11" table:formula="of:=IF(AND(YEAR([.$A$2]+[.C$32]+[.$H$3]*[.$H28])=CurYear;MONTH([.$A$2]+[.C$32]+[.$H$3]*[.$H28])=CurMonth); [.$A$2]+[.C$32]+[.$H$3]*[.$H28]; &quot;&quot;)">
            <text:p/>
          </table:table-cell>
          <table:table-cell table:style-name="ce14" table:formula="of:=IF(AND(YEAR([.$A$2]+[.D$32]+[.$H$3]*[.$H28])=CurYear;MONTH([.$A$2]+[.D$32]+[.$H$3]*[.$H28])=CurMonth); [.$A$2]+[.D$32]+[.$H$3]*[.$H28]; &quot;&quot;)">
            <text:p/>
          </table:table-cell>
          <table:table-cell table:style-name="ce14" table:formula="of:=IF(AND(YEAR([.$A$2]+[.E$32]+[.$H$3]*[.$H28])=CurYear;MONTH([.$A$2]+[.E$32]+[.$H$3]*[.$H28])=CurMonth); [.$A$2]+[.E$32]+[.$H$3]*[.$H28]; &quot;&quot;)">
            <text:p/>
          </table:table-cell>
          <table:table-cell table:style-name="ce14" table:formula="of:=IF(AND(YEAR([.$A$2]+[.F$32]+[.$H$3]*[.$H28])=CurYear;MONTH([.$A$2]+[.F$32]+[.$H$3]*[.$H28])=CurMonth); [.$A$2]+[.F$32]+[.$H$3]*[.$H28]; &quot;&quot;)">
            <text:p/>
          </table:table-cell>
          <table:table-cell table:style-name="ce14" table:formula="of:=IF(AND(YEAR([.$A$2]+[.G$32]+[.$H$3]*[.$H28])=CurYear;MONTH([.$A$2]+[.G$32]+[.$H$3]*[.$H28])=CurMonth); [.$A$2]+[.G$32]+[.$H$3]*[.$H28]; &quot;&quot;)"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 table:number-columns-repeated="4"/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</table:table-row>
      </table:table>
      <table:named-expressions>
        <table:named-range table:name="CurMonth" table:base-cell-address="$Sheet1.$E$1" table:cell-range-address="$Sheet1.$C$1"/>
        <table:named-range table:name="CurYear" table:base-cell-address="$Sheet1.$E$1" table:cell-range-address="$Sheet1.$E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month number:style="long" number:textual="true"/>
      <number:text> </number:text>
      <number:year number:style="long"/>
    </number:date-style>
    <number:date-style style:name="N112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21:40:19.904316898</meta:creation-date>
    <dc:date>2020-10-21T23:31:50.434118166</dc:date>
    <meta:editing-duration>PT36M6S</meta:editing-duration>
    <meta:editing-cycles>6</meta:editing-cycles>
    <meta:generator>LibreOffice/7.0.1.2$Linux_X86_64 LibreOffice_project/00$Build-2</meta:generator>
    <meta:document-statistic meta:table-count="1" meta:cell-count="76" meta:object-count="2"/>
  </office:meta>
</office:document-meta>
</file>